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mo : FAFIEC_ROUEN_JAVAEE_POEC_201808</text:span></text:p>
      <text:p text:style-name="Standard"><text:span text:style-name="T1">Rédigé le 30/08/2038</text:span></text:p>
      <text:p text:style-name="P1"/>
      <text:p text:style-name="P2"><text:span text:style-name="T2">SYNTHÈSE - comité de pilotage du 30/08/2018</text:span></text:p>
      <text:p text:style-name="Standard"/>
      <text:p text:style-name="Standard">Etaient présents :</text:p>
      <text:p text:style-name="Standard"><text:tab/>M Franck SIMON - formateur GTM</text:p>
      <text:p text:style-name="Standard"><text:tab/>Mme Gabrielle GRATECAP - déléguée de promotion</text:p>
      <text:p text:style-name="Standard"><text:tab/>M Moussa SALL - délégué de promotion</text:p>
      <text:p text:style-name="Standard"/>
      <text:p text:style-name="Standard">Module détaillés</text:p>
      <text:p text:style-name="Standard"><text:tab/>Architecture et UML<text:tab/>: du 07 au 10 Août 2018</text:p>
      <text:p text:style-name="Standard"><text:tab/>Java initiation<text:tab/><text:tab/>: 13, 14, 16 et 17 Août 2018</text:p>
      <text:p text:style-name="Standard"><text:tab/>JUnit<text:tab/><text:tab/><text:tab/>: 18 Août 2018</text:p>
      <text:p text:style-name="Standard"><text:tab/>Java avancé<text:tab/><text:tab/>: 21 et 22 Août 2018</text:p>
      <text:p text:style-name="Standard"><text:tab/>Projet Bovoyages v1<text:tab/>: 23 et 24 Août 2018</text:p>
      <text:p text:style-name="Standard"><text:tab/>HTML, CSS<text:tab/><text:tab/>: 27 et 28 Août 2018</text:p>
      <text:p text:style-name="Standard"><text:tab/></text:p>
      <text:p text:style-name="Standard"/>
      <text:p text:style-name="Standard">Architecture et UML - Franck SIMON</text:p>
      <text:p text:style-name="Standard">+présentation clair</text:p>
      <text:p text:style-name="Standard">-problèmes de réseau pour le partage des fichiers , nombreuses et longues mises à jour des ordinateurs</text:p>
      <text:p text:style-name="Standard"/>
      <text:p text:style-name="Standard">Java initiation - Franck SIMON</text:p>
      <text:p text:style-name="Standard">+attitude très positif du formateur qui donne vie à Java</text:p>
      <text:p text:style-name="Standard">-toujours nombreuses mises à jours des ordinateurs, support de cours sans sommaire et pagination erratique : difficulté de se retrouver rapidement dans la documentation</text:p>
      <text:p text:style-name="Standard"/>
      <text:p text:style-name="Standard"/>
      <text:p text:style-name="Standard">JUnit - Franck SIMON</text:p>
      <text:p text:style-name="Standard">+voir plus haut</text:p>
      <text:p text:style-name="Standard">-pas de temps pour faire assez d'exemples</text:p>
      <text:p text:style-name="Standard"/>
      <text:p text:style-name="Standard">Java avancé - Franck SIMON</text:p>
      <text:p text:style-name="Standard">+exemples qu'on mémorise facilement</text:p>
      <text:p text:style-name="Standard">-trop de matière en trop peu de temps</text:p>
      <text:p text:style-name="Standard"/>
      <text:p text:style-name="Standard"/>
      <text:p text:style-name="Standard">Projet Bovoyages v1 - Franck SIMON</text:p>
      <text:p text:style-name="Standard">+ possibilité de tester et d'approfondir ses acquis</text:p>
      <text:p text:style-name="Standard">- exercice trop volumineux pour pouvoir bien le terminer avec un sentiment d'accomplissement</text:p>
      <text:p text:style-name="Standard"/>
      <text:p text:style-name="Standard"/>
      <text:p text:style-name="Standard"/>
      <text:p text:style-name="Standard"/>
      <text:p text:style-name="Standard"><text:soft-page-break/>HTML, CSS</text:p>
      <text:p text:style-name="Standard">+référence vers w3schools, facilement applicable</text:p>
      <text:p text:style-name="Standard">-attitude bizarre du formateur</text:p>
      <text:p text:style-name="Standard"/>
      <text:p text:style-name="Standard">Commentaires généraux</text:p>
      <text:p text:style-name="Standard"/>
      <text:p text:style-name="P3"> déroulement des cours (dans l’ordre chronologique), OK  supports de cours (dans l’ordre chronologique), à améliorer -sommaire, références, pagination environnement technique (dans l’ordre chronologique),  logistique et administratif : très perfectible, locaux trop petit et pas climatisé pendant la canicule, beaucoup d'erreurs dans les documents administratifs à transmettre à pole-emploi vie du groupe : très bien. <text:s/></text:p>
      <text:p text:style-name="P3"><text:s/></text:p>
      <text:p text:style-name="P3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7" meta:word-count="282" meta:character-count="1767"/>
    <dc:date>2018-09-05T20:35:13.45</dc:date>
    <dc:creator>Pierre-Louis Tosi</dc:creator>
    <meta:generator>OpenOffice/4.1.1$Win32 OpenOffice.org_project/411m6$Build-9775</meta:generator>
  </office:meta>
</office:document-meta>
</file>